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tsRegion" table:style-name="ta1">
        <table:shapes>
          <draw:frame draw:z-index="0" draw:style-name="gr1" draw:text-style-name="P1" svg:width="15.995cm" svg:height="9.004cm" svg:x="17.918cm" svg:y="2.311cm">
            <draw:object draw:notify-on-update-of-ranges="litsRegion.A1:litsRegion.A1 litsRegion.A2:litsRegion.A14 litsRegion.B1:litsRegion.B1 litsRegion.B2:litsRegion.B14 litsRegion.C1:litsRegion.C1 litsRegion.C2:litsRegion.C14 litsRegion.D1:litsRegion.D1 litsRegion.D2:litsRegion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office:value-type="float" office:value="617" calcext:value-type="float">
            <text:p>617,00</text:p>
          </table:table-cell>
          <table:table-cell office:value-type="float" office:value="530" calcext:value-type="float">
            <text:p>530,00</text:p>
          </table:table-cell>
          <table:table-cell office:value-type="float" office:value="778" calcext:value-type="float">
            <text:p>778,00</text:p>
          </table:table-cell>
          <table:table-cell table:formula="of:=SUM([.B2:.D2])" office:value-type="float" office:value="1925" calcext:value-type="float">
            <text:p>1 92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office:value-type="float" office:value="206" calcext:value-type="float">
            <text:p>206,00</text:p>
          </table:table-cell>
          <table:table-cell office:value-type="float" office:value="306" calcext:value-type="float">
            <text:p>306,00</text:p>
          </table:table-cell>
          <table:table-cell office:value-type="float" office:value="318" calcext:value-type="float">
            <text:p>318,00</text:p>
          </table:table-cell>
          <table:table-cell table:formula="of:=SUM([.B3:.D3])" office:value-type="float" office:value="830" calcext:value-type="float">
            <text:p>83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float" office:value="161" calcext:value-type="float">
            <text:p>161,00</text:p>
          </table:table-cell>
          <table:table-cell office:value-type="float" office:value="237" calcext:value-type="float">
            <text:p>237,00</text:p>
          </table:table-cell>
          <table:table-cell office:value-type="float" office:value="319" calcext:value-type="float">
            <text:p>319,00</text:p>
          </table:table-cell>
          <table:table-cell table:formula="of:=SUM([.B4:.D4])" office:value-type="float" office:value="717" calcext:value-type="float">
            <text:p>71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office:value-type="float" office:value="175" calcext:value-type="float">
            <text:p>175,00</text:p>
          </table:table-cell>
          <table:table-cell office:value-type="float" office:value="153" calcext:value-type="float">
            <text:p>153,00</text:p>
          </table:table-cell>
          <table:table-cell office:value-type="float" office:value="378" calcext:value-type="float">
            <text:p>378,00</text:p>
          </table:table-cell>
          <table:table-cell table:formula="of:=SUM([.B5:.D5])" office:value-type="float" office:value="706" calcext:value-type="float">
            <text:p>70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 office:value-type="float" office:value="25" calcext:value-type="float">
            <text:p>25,00</text:p>
          </table:table-cell>
          <table:table-cell table:formula="of:=SUM([.B6:.D6])" office:value-type="float" office:value="67" calcext:value-type="float">
            <text:p>6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office:value-type="float" office:value="534" calcext:value-type="float">
            <text:p>534,00</text:p>
          </table:table-cell>
          <table:table-cell office:value-type="float" office:value="429" calcext:value-type="float">
            <text:p>429,00</text:p>
          </table:table-cell>
          <table:table-cell office:value-type="float" office:value="803" calcext:value-type="float">
            <text:p>803,00</text:p>
          </table:table-cell>
          <table:table-cell table:formula="of:=SUM([.B7:.D7])" office:value-type="float" office:value="1766" calcext:value-type="float">
            <text:p>1 76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office:value-type="float" office:value="462" calcext:value-type="float">
            <text:p>462,00</text:p>
          </table:table-cell>
          <table:table-cell office:value-type="float" office:value="616" calcext:value-type="float">
            <text:p>616,00</text:p>
          </table:table-cell>
          <table:table-cell office:value-type="float" office:value="668" calcext:value-type="float">
            <text:p>668,00</text:p>
          </table:table-cell>
          <table:table-cell table:formula="of:=SUM([.B8:.D8])" office:value-type="float" office:value="1746" calcext:value-type="float">
            <text:p>1 74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office:value-type="float" office:value="1256" calcext:value-type="float">
            <text:p>1 256,00</text:p>
          </table:table-cell>
          <table:table-cell office:value-type="float" office:value="1202" calcext:value-type="float">
            <text:p>1 202,00</text:p>
          </table:table-cell>
          <table:table-cell office:value-type="float" office:value="1281" calcext:value-type="float">
            <text:p>1 281,00</text:p>
          </table:table-cell>
          <table:table-cell table:formula="of:=SUM([.B9:.D9])" office:value-type="float" office:value="3739" calcext:value-type="float">
            <text:p>3 739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office:value-type="float" office:value="264" calcext:value-type="float">
            <text:p>264,00</text:p>
          </table:table-cell>
          <table:table-cell office:value-type="float" office:value="251" calcext:value-type="float">
            <text:p>251,00</text:p>
          </table:table-cell>
          <table:table-cell office:value-type="float" office:value="372" calcext:value-type="float">
            <text:p>372,00</text:p>
          </table:table-cell>
          <table:table-cell table:formula="of:=SUM([.B10:.D10])" office:value-type="float" office:value="887" calcext:value-type="float">
            <text:p>88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office:value-type="float" office:value="428" calcext:value-type="float">
            <text:p>428,00</text:p>
          </table:table-cell>
          <table:table-cell office:value-type="float" office:value="421" calcext:value-type="float">
            <text:p>421,00</text:p>
          </table:table-cell>
          <table:table-cell office:value-type="float" office:value="681" calcext:value-type="float">
            <text:p>681,00</text:p>
          </table:table-cell>
          <table:table-cell table:formula="of:=SUM([.B11:.D11])" office:value-type="float" office:value="1530" calcext:value-type="float">
            <text:p>1 53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office:value-type="float" office:value="481" calcext:value-type="float">
            <text:p>481,00</text:p>
          </table:table-cell>
          <table:table-cell office:value-type="float" office:value="532" calcext:value-type="float">
            <text:p>532,00</text:p>
          </table:table-cell>
          <table:table-cell office:value-type="float" office:value="681" calcext:value-type="float">
            <text:p>681,00</text:p>
          </table:table-cell>
          <table:table-cell table:formula="of:=SUM([.B12:.D12])" office:value-type="float" office:value="1694" calcext:value-type="float">
            <text:p>1 694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office:value-type="float" office:value="192" calcext:value-type="float">
            <text:p>192,00</text:p>
          </table:table-cell>
          <table:table-cell office:value-type="float" office:value="254" calcext:value-type="float">
            <text:p>254,00</text:p>
          </table:table-cell>
          <table:table-cell office:value-type="float" office:value="327" calcext:value-type="float">
            <text:p>327,00</text:p>
          </table:table-cell>
          <table:table-cell table:formula="of:=SUM([.B13:.D13])" office:value-type="float" office:value="773" calcext:value-type="float">
            <text:p>773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office:value-type="float" office:value="451" calcext:value-type="float">
            <text:p>451,00</text:p>
          </table:table-cell>
          <table:table-cell office:value-type="float" office:value="338" calcext:value-type="float">
            <text:p>338,00</text:p>
          </table:table-cell>
          <table:table-cell office:value-type="float" office:value="848" calcext:value-type="float">
            <text:p>848,00</text:p>
          </table:table-cell>
          <table:table-cell table:formula="of:=SUM([.B14:.D14])" office:value-type="float" office:value="1637" calcext:value-type="float">
            <text:p>1 63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])" office:value-type="float" office:value="5246" calcext:value-type="float">
            <text:p>5 246,00</text:p>
          </table:table-cell>
          <table:table-cell table:formula="of:=SUM([.C2:.C14])" office:value-type="float" office:value="5292" calcext:value-type="float">
            <text:p>5 292,00</text:p>
          </table:table-cell>
          <table:table-cell table:formula="of:=SUM([.D2:.D14])" office:value-type="float" office:value="7479" calcext:value-type="float">
            <text:p>7 479,00</text:p>
          </table:table-cell>
          <table:table-cell table:formula="of:=SUM([.B15:.D15])" office:value-type="float" office:value="18017" calcext:value-type="float">
            <text:p>18 017,0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Group.1</text:p>
          </table:table-cell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office:value-type="float" office:value="617" calcext:value-type="float">
            <text:p>617,00</text:p>
          </table:table-cell>
          <table:table-cell office:value-type="float" office:value="530" calcext:value-type="float">
            <text:p>530,00</text:p>
          </table:table-cell>
          <table:table-cell office:value-type="float" office:value="778" calcext:value-type="float">
            <text:p>778,00</text:p>
          </table:table-cell>
          <table:table-cell table:formula="of:=SUM([.B19:.D19])" office:value-type="float" office:value="1925" calcext:value-type="float">
            <text:p>1 925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rgogne-Franche-Comté</text:p>
          </table:table-cell>
          <table:table-cell office:value-type="float" office:value="206" calcext:value-type="float">
            <text:p>206,00</text:p>
          </table:table-cell>
          <table:table-cell office:value-type="float" office:value="306" calcext:value-type="float">
            <text:p>306,00</text:p>
          </table:table-cell>
          <table:table-cell office:value-type="float" office:value="318" calcext:value-type="float">
            <text:p>318,00</text:p>
          </table:table-cell>
          <table:table-cell table:formula="of:=SUM([.B20:.D20])" office:value-type="float" office:value="830" calcext:value-type="float">
            <text:p>83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float" office:value="161" calcext:value-type="float">
            <text:p>161,00</text:p>
          </table:table-cell>
          <table:table-cell office:value-type="float" office:value="237" calcext:value-type="float">
            <text:p>237,00</text:p>
          </table:table-cell>
          <table:table-cell office:value-type="float" office:value="319" calcext:value-type="float">
            <text:p>319,00</text:p>
          </table:table-cell>
          <table:table-cell table:formula="of:=SUM([.B21:.D21])" office:value-type="float" office:value="717" calcext:value-type="float">
            <text:p>71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e-Val de Loire</text:p>
          </table:table-cell>
          <table:table-cell office:value-type="float" office:value="175" calcext:value-type="float">
            <text:p>175,00</text:p>
          </table:table-cell>
          <table:table-cell office:value-type="float" office:value="153" calcext:value-type="float">
            <text:p>153,00</text:p>
          </table:table-cell>
          <table:table-cell office:value-type="float" office:value="378" calcext:value-type="float">
            <text:p>378,00</text:p>
          </table:table-cell>
          <table:table-cell table:formula="of:=SUM([.B22:.D22])" office:value-type="float" office:value="706" calcext:value-type="float">
            <text:p>70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se</text:p>
          </table:table-cell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 office:value-type="float" office:value="25" calcext:value-type="float">
            <text:p>25,00</text:p>
          </table:table-cell>
          <table:table-cell table:formula="of:=SUM([.B23:.D23])" office:value-type="float" office:value="67" calcext:value-type="float">
            <text:p>6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Est</text:p>
          </table:table-cell>
          <table:table-cell office:value-type="float" office:value="534" calcext:value-type="float">
            <text:p>534,00</text:p>
          </table:table-cell>
          <table:table-cell office:value-type="float" office:value="429" calcext:value-type="float">
            <text:p>429,00</text:p>
          </table:table-cell>
          <table:table-cell office:value-type="float" office:value="803" calcext:value-type="float">
            <text:p>803,00</text:p>
          </table:table-cell>
          <table:table-cell table:formula="of:=SUM([.B24:.D24])" office:value-type="float" office:value="1766" calcext:value-type="float">
            <text:p>1 76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s-de-France</text:p>
          </table:table-cell>
          <table:table-cell office:value-type="float" office:value="462" calcext:value-type="float">
            <text:p>462,00</text:p>
          </table:table-cell>
          <table:table-cell office:value-type="float" office:value="616" calcext:value-type="float">
            <text:p>616,00</text:p>
          </table:table-cell>
          <table:table-cell office:value-type="float" office:value="668" calcext:value-type="float">
            <text:p>668,00</text:p>
          </table:table-cell>
          <table:table-cell table:formula="of:=SUM([.B25:.D25])" office:value-type="float" office:value="1746" calcext:value-type="float">
            <text:p>1 74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Île-de-France</text:p>
          </table:table-cell>
          <table:table-cell office:value-type="float" office:value="1256" calcext:value-type="float">
            <text:p>1 256,00</text:p>
          </table:table-cell>
          <table:table-cell office:value-type="float" office:value="1202" calcext:value-type="float">
            <text:p>1 202,00</text:p>
          </table:table-cell>
          <table:table-cell office:value-type="float" office:value="1281" calcext:value-type="float">
            <text:p>1 281,00</text:p>
          </table:table-cell>
          <table:table-cell table:formula="of:=SUM([.B26:.D26])" office:value-type="float" office:value="3739" calcext:value-type="float">
            <text:p>3 739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mandie</text:p>
          </table:table-cell>
          <table:table-cell office:value-type="float" office:value="264" calcext:value-type="float">
            <text:p>264,00</text:p>
          </table:table-cell>
          <table:table-cell office:value-type="float" office:value="251" calcext:value-type="float">
            <text:p>251,00</text:p>
          </table:table-cell>
          <table:table-cell office:value-type="float" office:value="372" calcext:value-type="float">
            <text:p>372,00</text:p>
          </table:table-cell>
          <table:table-cell table:formula="of:=SUM([.B27:.D27])" office:value-type="float" office:value="887" calcext:value-type="float">
            <text:p>88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uvelle-Aquitaine</text:p>
          </table:table-cell>
          <table:table-cell office:value-type="float" office:value="428" calcext:value-type="float">
            <text:p>428,00</text:p>
          </table:table-cell>
          <table:table-cell office:value-type="float" office:value="421" calcext:value-type="float">
            <text:p>421,00</text:p>
          </table:table-cell>
          <table:table-cell office:value-type="float" office:value="681" calcext:value-type="float">
            <text:p>681,00</text:p>
          </table:table-cell>
          <table:table-cell table:formula="of:=SUM([.B28:.D28])" office:value-type="float" office:value="1530" calcext:value-type="float">
            <text:p>1 530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citanie</text:p>
          </table:table-cell>
          <table:table-cell office:value-type="float" office:value="481" calcext:value-type="float">
            <text:p>481,00</text:p>
          </table:table-cell>
          <table:table-cell office:value-type="float" office:value="532" calcext:value-type="float">
            <text:p>532,00</text:p>
          </table:table-cell>
          <table:table-cell office:value-type="float" office:value="681" calcext:value-type="float">
            <text:p>681,00</text:p>
          </table:table-cell>
          <table:table-cell table:formula="of:=SUM([.B29:.D29])" office:value-type="float" office:value="1694" calcext:value-type="float">
            <text:p>1 694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s de la Loire</text:p>
          </table:table-cell>
          <table:table-cell office:value-type="float" office:value="192" calcext:value-type="float">
            <text:p>192,00</text:p>
          </table:table-cell>
          <table:table-cell office:value-type="float" office:value="254" calcext:value-type="float">
            <text:p>254,00</text:p>
          </table:table-cell>
          <table:table-cell office:value-type="float" office:value="327" calcext:value-type="float">
            <text:p>327,00</text:p>
          </table:table-cell>
          <table:table-cell table:formula="of:=SUM([.B30:.D30])" office:value-type="float" office:value="773" calcext:value-type="float">
            <text:p>773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ence-Alpes-Côte d'Azur</text:p>
          </table:table-cell>
          <table:table-cell office:value-type="float" office:value="451" calcext:value-type="float">
            <text:p>451,00</text:p>
          </table:table-cell>
          <table:table-cell office:value-type="float" office:value="338" calcext:value-type="float">
            <text:p>338,00</text:p>
          </table:table-cell>
          <table:table-cell office:value-type="float" office:value="848" calcext:value-type="float">
            <text:p>848,00</text:p>
          </table:table-cell>
          <table:table-cell table:formula="of:=SUM([.B31:.D31])" office:value-type="float" office:value="1637" calcext:value-type="float">
            <text:p>1 637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31])" office:value-type="float" office:value="5246" calcext:value-type="float">
            <text:p>5 246,00</text:p>
          </table:table-cell>
          <table:table-cell table:formula="of:=SUM([.C19:.C31])" office:value-type="float" office:value="5292" calcext:value-type="float">
            <text:p>5 292,00</text:p>
          </table:table-cell>
          <table:table-cell table:formula="of:=SUM([.D19:.D31])" office:value-type="float" office:value="7479" calcext:value-type="float">
            <text:p>7 479,00</text:p>
          </table:table-cell>
          <table:table-cell table:formula="of:=SUM([.B32:.D32])" office:value-type="float" office:value="18017" calcext:value-type="float">
            <text:p>18 017,0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réanimation</text:p>
          </table:table-cell>
          <table:table-cell table:style-name="Default" office:value-type="string" calcext:value-type="string">
            <text:p>intensifs</text:p>
          </table:table-cell>
          <table:table-cell table:style-name="Default" office:value-type="string" calcext:value-type="string">
            <text:p>surveillance</text:p>
          </table:table-cell>
          <table:table-cell table:style-name="Default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ergne-Rhône-Alpes</text:p>
          </table:table-cell>
          <table:table-cell table:style-name="ce2" table:formula="of:=([.B19]/[.B$32])*([.B19]/[.$E19])*[.$E$32]" office:value-type="float" office:value="679.193915265063" calcext:value-type="float">
            <text:p>679</text:p>
          </table:table-cell>
          <table:table-cell table:style-name="ce2" table:formula="of:=([.C19]/[.C$32])*([.C19]/[.$E19])*[.$E$32]" office:value-type="float" office:value="496.802357883991" calcext:value-type="float">
            <text:p>497</text:p>
          </table:table-cell>
          <table:table-cell table:style-name="ce2" table:formula="of:=([.D19]/[.D$32])*([.D19]/[.$E19])*[.$E$32]" office:value-type="float" office:value="757.473433180004" calcext:value-type="float">
            <text:p>757</text:p>
          </table:table-cell>
          <table:table-cell table:style-name="ce2" table:formula="of:=SUM([.B35:.D35])" office:value-type="float" office:value="1933.46970632906" calcext:value-type="float">
            <text:p>1933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Bourgogne-Franche-Comté</text:p>
          </table:table-cell>
          <table:table-cell table:style-name="ce2" table:formula="of:=([.B20]/[.B$32])*([.B20]/[.$E20])*[.$E$32]" office:value-type="float" office:value="175.594351175193" calcext:value-type="float">
            <text:p>176</text:p>
          </table:table-cell>
          <table:table-cell table:style-name="ce2" table:formula="of:=([.C20]/[.C$32])*([.C20]/[.$E20])*[.$E$32]" office:value-type="float" office:value="384.085050405704" calcext:value-type="float">
            <text:p>384</text:p>
          </table:table-cell>
          <table:table-cell table:style-name="ce2" table:formula="of:=([.D20]/[.D$32])*([.D20]/[.$E20])*[.$E$32]" office:value-type="float" office:value="293.504722137648" calcext:value-type="float">
            <text:p>294</text:p>
          </table:table-cell>
          <table:table-cell table:style-name="ce2" table:formula="of:=SUM([.B36:.D36])" office:value-type="float" office:value="853.184123718545" calcext:value-type="float">
            <text:p>853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Bretagne</text:p>
          </table:table-cell>
          <table:table-cell table:style-name="ce2" table:formula="of:=([.B21]/[.B$32])*([.B21]/[.$E21])*[.$E$32]" office:value-type="float" office:value="124.161453689096" calcext:value-type="float">
            <text:p>124</text:p>
          </table:table-cell>
          <table:table-cell table:style-name="ce2" table:formula="of:=([.C21]/[.C$32])*([.C21]/[.$E21])*[.$E$32]" office:value-type="float" office:value="266.710540422585" calcext:value-type="float">
            <text:p>267</text:p>
          </table:table-cell>
          <table:table-cell table:style-name="ce2" table:formula="of:=([.D21]/[.D$32])*([.D21]/[.$E21])*[.$E$32]" office:value-type="float" office:value="341.901617788758" calcext:value-type="float">
            <text:p>342</text:p>
          </table:table-cell>
          <table:table-cell table:style-name="ce2" table:formula="of:=SUM([.B37:.D37])" office:value-type="float" office:value="732.773611900439" calcext:value-type="float">
            <text:p>733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Centre-Val de Loire</text:p>
          </table:table-cell>
          <table:table-cell table:style-name="ce2" table:formula="of:=([.B22]/[.B$32])*([.B22]/[.$E22])*[.$E$32]" office:value-type="float" office:value="148.97918311429" calcext:value-type="float">
            <text:p>149</text:p>
          </table:table-cell>
          <table:table-cell table:style-name="ce2" table:formula="of:=([.C22]/[.C$32])*([.C22]/[.$E22])*[.$E$32]" office:value-type="float" office:value="112.886186911025" calcext:value-type="float">
            <text:p>113</text:p>
          </table:table-cell>
          <table:table-cell table:style-name="ce2" table:formula="of:=([.D22]/[.D$32])*([.D22]/[.$E22])*[.$E$32]" office:value-type="float" office:value="487.548521696444" calcext:value-type="float">
            <text:p>488</text:p>
          </table:table-cell>
          <table:table-cell table:style-name="ce2" table:formula="of:=SUM([.B38:.D38])" office:value-type="float" office:value="749.413891721759" calcext:value-type="float">
            <text:p>749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Corse</text:p>
          </table:table-cell>
          <table:table-cell table:style-name="ce2" table:formula="of:=([.B23]/[.B$32])*([.B23]/[.$E23])*[.$E$32]" office:value-type="float" office:value="18.5048935649621" calcext:value-type="float">
            <text:p>19</text:p>
          </table:table-cell>
          <table:table-cell table:style-name="ce2" table:formula="of:=([.C23]/[.C$32])*([.C23]/[.$E23])*[.$E$32]" office:value-type="float" office:value="26.88088187182" calcext:value-type="float">
            <text:p>27</text:p>
          </table:table-cell>
          <table:table-cell table:style-name="ce2" table:formula="of:=([.D23]/[.D$32])*([.D23]/[.$E23])*[.$E$32]" office:value-type="float" office:value="22.4721259327111" calcext:value-type="float">
            <text:p>22</text:p>
          </table:table-cell>
          <table:table-cell table:style-name="ce2" table:formula="of:=SUM([.B39:.D39])" office:value-type="float" office:value="67.8579013694932" calcext:value-type="float">
            <text:p>68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Grand Est</text:p>
          </table:table-cell>
          <table:table-cell table:style-name="ce2" table:formula="of:=([.B24]/[.B$32])*([.B24]/[.$E24])*[.$E$32]" office:value-type="float" office:value="554.556764383714" calcext:value-type="float">
            <text:p>555</text:p>
          </table:table-cell>
          <table:table-cell table:style-name="ce2" table:formula="of:=([.C24]/[.C$32])*([.C24]/[.$E24])*[.$E$32]" office:value-type="float" office:value="354.802383071009" calcext:value-type="float">
            <text:p>355</text:p>
          </table:table-cell>
          <table:table-cell table:style-name="ce2" table:formula="of:=([.D24]/[.D$32])*([.D24]/[.$E24])*[.$E$32]" office:value-type="float" office:value="879.58808279642" calcext:value-type="float">
            <text:p>880</text:p>
          </table:table-cell>
          <table:table-cell table:style-name="ce2" table:formula="of:=SUM([.B40:.D40])" office:value-type="float" office:value="1788.94723025114" calcext:value-type="float">
            <text:p>1789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Hauts-de-France</text:p>
          </table:table-cell>
          <table:table-cell table:style-name="ce2" table:formula="of:=([.B25]/[.B$32])*([.B25]/[.$E25])*[.$E$32]" office:value-type="float" office:value="419.849754943384" calcext:value-type="float">
            <text:p>420</text:p>
          </table:table-cell>
          <table:table-cell table:style-name="ce2" table:formula="of:=([.C25]/[.C$32])*([.C25]/[.$E25])*[.$E$32]" office:value-type="float" office:value="739.911586271266" calcext:value-type="float">
            <text:p>740</text:p>
          </table:table-cell>
          <table:table-cell table:style-name="ce2" table:formula="of:=([.D25]/[.D$32])*([.D25]/[.$E25])*[.$E$32]" office:value-type="float" office:value="615.669488006663" calcext:value-type="float">
            <text:p>616</text:p>
          </table:table-cell>
          <table:table-cell table:style-name="ce2" table:formula="of:=SUM([.B41:.D41])" office:value-type="float" office:value="1775.43082922131" calcext:value-type="float">
            <text:p>1775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Île-de-France</text:p>
          </table:table-cell>
          <table:table-cell table:style-name="ce2" table:formula="of:=([.B26]/[.B$32])*([.B26]/[.$E26])*[.$E$32]" office:value-type="float" office:value="1449.03209852726" calcext:value-type="float">
            <text:p>1449</text:p>
          </table:table-cell>
          <table:table-cell table:style-name="ce2" table:formula="of:=([.C26]/[.C$32])*([.C26]/[.$E26])*[.$E$32]" office:value-type="float" office:value="1315.5765184324" calcext:value-type="float">
            <text:p>1316</text:p>
          </table:table-cell>
          <table:table-cell table:style-name="ce2" table:formula="of:=([.D26]/[.D$32])*([.D26]/[.$E26])*[.$E$32]" office:value-type="float" office:value="1057.25984926824" calcext:value-type="float">
            <text:p>1057</text:p>
          </table:table-cell>
          <table:table-cell table:style-name="ce2" table:formula="of:=SUM([.B42:.D42])" office:value-type="float" office:value="3821.86846622791" calcext:value-type="float">
            <text:p>3822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Normandie</text:p>
          </table:table-cell>
          <table:table-cell table:style-name="ce2" table:formula="of:=([.B27]/[.B$32])*([.B27]/[.$E27])*[.$E$32]" office:value-type="float" office:value="269.859944184671" calcext:value-type="float">
            <text:p>270</text:p>
          </table:table-cell>
          <table:table-cell table:style-name="ce2" table:formula="of:=([.C27]/[.C$32])*([.C27]/[.$E27])*[.$E$32]" office:value-type="float" office:value="241.816797983129" calcext:value-type="float">
            <text:p>242</text:p>
          </table:table-cell>
          <table:table-cell table:style-name="ce2" table:formula="of:=([.D27]/[.D$32])*([.D27]/[.$E27])*[.$E$32]" office:value-type="float" office:value="375.838447314261" calcext:value-type="float">
            <text:p>376</text:p>
          </table:table-cell>
          <table:table-cell table:style-name="ce2" table:formula="of:=SUM([.B43:.D43])" office:value-type="float" office:value="887.515189482062" calcext:value-type="float">
            <text:p>888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Nouvelle-Aquitaine</text:p>
          </table:table-cell>
          <table:table-cell table:style-name="ce2" table:formula="of:=([.B28]/[.B$32])*([.B28]/[.$E28])*[.$E$32]" office:value-type="float" office:value="411.197342762242" calcext:value-type="float">
            <text:p>411</text:p>
          </table:table-cell>
          <table:table-cell table:style-name="ce2" table:formula="of:=([.C28]/[.C$32])*([.C28]/[.$E28])*[.$E$32]" office:value-type="float" office:value="394.39863562709" calcext:value-type="float">
            <text:p>394</text:p>
          </table:table-cell>
          <table:table-cell table:style-name="ce2" table:formula="of:=([.D28]/[.D$32])*([.D28]/[.$E28])*[.$E$32]" office:value-type="float" office:value="730.199848202418" calcext:value-type="float">
            <text:p>730</text:p>
          </table:table-cell>
          <table:table-cell table:style-name="ce2" table:formula="of:=SUM([.B44:.D44])" office:value-type="float" office:value="1535.79582659175" calcext:value-type="float">
            <text:p>1536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Occitanie</text:p>
          </table:table-cell>
          <table:table-cell table:style-name="ce2" table:formula="of:=([.B29]/[.B$32])*([.B29]/[.$E29])*[.$E$32]" office:value-type="float" office:value="469.062743143593" calcext:value-type="float">
            <text:p>469</text:p>
          </table:table-cell>
          <table:table-cell table:style-name="ce2" table:formula="of:=([.C29]/[.C$32])*([.C29]/[.$E29])*[.$E$32]" office:value-type="float" office:value="568.816913726005" calcext:value-type="float">
            <text:p>569</text:p>
          </table:table-cell>
          <table:table-cell table:style-name="ce2" table:formula="of:=([.D29]/[.D$32])*([.D29]/[.$E29])*[.$E$32]" office:value-type="float" office:value="659.507537042325" calcext:value-type="float">
            <text:p>660</text:p>
          </table:table-cell>
          <table:table-cell table:style-name="ce2" table:formula="of:=SUM([.B45:.D45])" office:value-type="float" office:value="1697.38719391192" calcext:value-type="float">
            <text:p>1697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Pays de la Loire</text:p>
          </table:table-cell>
          <table:table-cell table:style-name="ce2" table:formula="of:=([.B30]/[.B$32])*([.B30]/[.$E30])*[.$E$32]" office:value-type="float" office:value="163.786142981359" calcext:value-type="float">
            <text:p>164</text:p>
          </table:table-cell>
          <table:table-cell table:style-name="ce2" table:formula="of:=([.C30]/[.C$32])*([.C30]/[.$E30])*[.$E$32]" office:value-type="float" office:value="284.151911792459" calcext:value-type="float">
            <text:p>284</text:p>
          </table:table-cell>
          <table:table-cell table:style-name="ce2" table:formula="of:=([.D30]/[.D$32])*([.D30]/[.$E30])*[.$E$32]" office:value-type="float" office:value="333.23833564511" calcext:value-type="float">
            <text:p>333</text:p>
          </table:table-cell>
          <table:table-cell table:style-name="ce2" table:formula="of:=SUM([.B46:.D46])" office:value-type="float" office:value="781.176390418928" calcext:value-type="float">
            <text:p>781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Provence-Alpes-Côte d'Azur</text:p>
          </table:table-cell>
          <table:table-cell table:style-name="ce2" table:formula="of:=([.B31]/[.B$32])*([.B31]/[.$E31])*[.$E$32]" office:value-type="float" office:value="426.735326516919" calcext:value-type="float">
            <text:p>427</text:p>
          </table:table-cell>
          <table:table-cell table:style-name="ce2" table:formula="of:=([.C31]/[.C$32])*([.C31]/[.$E31])*[.$E$32]" office:value-type="float" office:value="237.600507629917" calcext:value-type="float">
            <text:p>238</text:p>
          </table:table-cell>
          <table:table-cell table:style-name="ce2" table:formula="of:=([.D31]/[.D$32])*([.D31]/[.$E31])*[.$E$32]" office:value-type="float" office:value="1058.23463245448" calcext:value-type="float">
            <text:p>1058</text:p>
          </table:table-cell>
          <table:table-cell table:style-name="ce2" table:formula="of:=SUM([.B47:.D47])" office:value-type="float" office:value="1722.57046660132" calcext:value-type="float">
            <text:p>1723</text:p>
          </table:table-cell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35:.B47])" office:value-type="float" office:value="5310.51391425175" calcext:value-type="float">
            <text:p>5311</text:p>
          </table:table-cell>
          <table:table-cell table:style-name="ce2" table:formula="of:=SUM([.C35:.C47])" office:value-type="float" office:value="5424.4402720284" calcext:value-type="float">
            <text:p>5424</text:p>
          </table:table-cell>
          <table:table-cell table:style-name="ce2" table:formula="of:=SUM([.D35:.D47])" office:value-type="float" office:value="7612.43664146549" calcext:value-type="float">
            <text:p>7612</text:p>
          </table:table-cell>
          <table:table-cell table:style-name="ce2" table:formula="of:=SUM([.E35:.E47])" office:value-type="float" office:value="18347.3908277456" calcext:value-type="float">
            <text:p>18347</text:p>
          </table:table-cell>
          <table:table-cell table:number-columns-repeated="2"/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3T19:37:19.290000000</dc:date>
    <meta:editing-duration>PT8M25S</meta:editing-duration>
    <meta:editing-cycles>1</meta:editing-cycles>
    <meta:document-statistic meta:table-count="1" meta:cell-count="224" meta:object-count="1"/>
    <meta:generator>LibreOffice/7.0.0.3$Windows_X86_64 LibreOffice_project/8061b3e9204bef6b321a21033174034a5e2ea88e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end" svg:x="13.415cm" svg:y="3.705cm" style:legend-expansion="high" chart:style-name="ch2"/>
        <chart:plot-area chart:style-name="ch3" table:cell-range-address="litsRegion.A1:litsRegion.D14" chart:data-source-has-labels="both" svg:x="0.08cm" svg:y="0cm" svg:width="12.776cm" svg:height="8.644cm">
          <chart:coordinate-region svg:x="4.644cm" svg:y="0cm" svg:width="8.072cm" svg:height="7.178cm"/>
          <chart:axis chart:dimension="x" chart:name="primary-x" chart:style-name="ch4" chartooo:axis-type="auto">
            <chartooo:date-scale/>
            <chart:categories table:cell-range-address="litsRegion.A2:litsRegion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tsRegion.B2:litsRegion.B14" chart:label-cell-address="litsRegion.B1:litsRegion.B1" chart:class="chart:bar">
            <chart:data-point chart:repeated="13"/>
          </chart:series>
          <chart:series chart:style-name="ch8" chart:values-cell-range-address="litsRegion.C2:litsRegion.C14" chart:label-cell-address="litsRegion.C1:litsRegion.C1" chart:class="chart:bar">
            <chart:data-point chart:repeated="13"/>
          </chart:series>
          <chart:series chart:style-name="ch9" chart:values-cell-range-address="litsRegion.D2:litsRegion.D14" chart:label-cell-address="litsRegion.D1:litsRegion.D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nimation</text:p>
                <draw:g>
                  <svg:desc>litsRegion.B1:litsRegion.B1</svg:desc>
                </draw:g>
              </table:table-cell>
              <table:table-cell office:value-type="string">
                <text:p>intensifs</text:p>
                <draw:g>
                  <svg:desc>litsRegion.C1:litsRegion.C1</svg:desc>
                </draw:g>
              </table:table-cell>
              <table:table-cell office:value-type="string">
                <text:p>surveillance</text:p>
                <draw:g>
                  <svg:desc>litsRegion.D1:litsReg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litsRegion.A2:litsRegion.A14</svg:desc>
                </draw:g>
              </table:table-cell>
              <table:table-cell office:value-type="float" office:value="617">
                <text:p>617</text:p>
                <draw:g>
                  <svg:desc>litsRegion.B2:litsRegion.B14</svg:desc>
                </draw:g>
              </table:table-cell>
              <table:table-cell office:value-type="float" office:value="530">
                <text:p>530</text:p>
                <draw:g>
                  <svg:desc>litsRegion.C2:litsRegion.C14</svg:desc>
                </draw:g>
              </table:table-cell>
              <table:table-cell office:value-type="float" office:value="778">
                <text:p>778</text:p>
                <draw:g>
                  <svg:desc>litsRegion.D2:litsRegion.D14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206">
                <text:p>206</text:p>
              </table:table-cell>
              <table:table-cell office:value-type="float" office:value="306">
                <text:p>30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161">
                <text:p>161</text:p>
              </table:table-cell>
              <table:table-cell office:value-type="float" office:value="237">
                <text:p>23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rand Est</text:p>
              </table:table-cell>
              <table:table-cell office:value-type="float" office:value="534">
                <text:p>534</text:p>
              </table:table-cell>
              <table:table-cell office:value-type="float" office:value="429">
                <text:p>42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462">
                <text:p>462</text:p>
              </table:table-cell>
              <table:table-cell office:value-type="float" office:value="616">
                <text:p>61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1256">
                <text:p>1256</text:p>
              </table:table-cell>
              <table:table-cell office:value-type="float" office:value="1202">
                <text:p>120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264">
                <text:p>264</text:p>
              </table:table-cell>
              <table:table-cell office:value-type="float" office:value="251">
                <text:p>25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428">
                <text:p>428</text:p>
              </table:table-cell>
              <table:table-cell office:value-type="float" office:value="421">
                <text:p>42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481">
                <text:p>481</text:p>
              </table:table-cell>
              <table:table-cell office:value-type="float" office:value="532">
                <text:p>53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192">
                <text:p>192</text:p>
              </table:table-cell>
              <table:table-cell office:value-type="float" office:value="254">
                <text:p>2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Provence-Alpes-Côte d'Azur</text:p>
              </table:table-cell>
              <table:table-cell office:value-type="float" office:value="451">
                <text:p>451</text:p>
              </table:table-cell>
              <table:table-cell office:value-type="float" office:value="338">
                <text:p>338</text:p>
              </table:table-cell>
              <table:table-cell office:value-type="float" office:value="848">
                <text:p>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